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3de65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3de655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3de655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de655" style:font-size-asian="10.5pt" style:font-size-complex="10.5pt"/>
    </style:style>
    <style:style style:name="P9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officeooo:rsid="00292091" officeooo:paragraph-rsid="003de655" style:font-size-asian="14pt" style:font-size-complex="14pt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style:text-underline-style="none" officeooo:rsid="00292091" officeooo:paragraph-rsid="003de655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fo:background-color="transparent" style:font-size-asian="10.5pt" style:font-size-complex="10.5pt"/>
    </style:style>
    <style:style style:name="P12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21a1d" style:font-size-asian="10.5pt" style:font-size-complex="10.5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de655" style:font-size-asian="10pt" style:font-size-complex="10pt"/>
    </style:style>
    <style:style style:name="P1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5" style:family="paragraph" style:parent-style-name="UrbanTitle">
      <style:text-properties style:font-name="arial" fo:font-size="14pt" style:text-underline-style="none" officeooo:rsid="00292091" officeooo:paragraph-rsid="00292091" style:font-size-asian="14pt" style:font-size-complex="14pt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font-variant="normal" fo:text-transform="none" style:use-window-font-color="true"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 style:list-style-name="WW8Num2">
      <style:paragraph-properties fo:text-align="justify" style:justify-single-word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arial" fo:font-size="10.5pt" officeooo:paragraph-rsid="00236e40" style:font-size-asian="10.5pt" style:font-size-complex="10.5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133" fo:background-color="transparent" loext:char-shading-value="0" style:font-weight-asian="bold" style:font-weight-complex="bold"/>
    </style:style>
    <style:style style:name="T5" style:family="text">
      <style:text-properties fo:color="#ce181e" fo:language="fr" fo:country="BE" officeooo:rsid="002d22d9" fo:background-color="#ffff00" loext:char-shading-value="0" style:font-name-complex="Arial"/>
    </style:style>
    <style:style style:name="T6" style:family="text">
      <style:text-properties fo:color="#ce181e" fo:language="fr" fo:country="BE" officeooo:rsid="002d22d9" fo:background-color="transparent" loext:char-shading-value="0" style:font-name-complex="Arial"/>
    </style:style>
    <style:style style:name="T7" style:family="text">
      <style:text-properties fo:language="fr" fo:country="BE" style:font-name-complex="Arial"/>
    </style:style>
    <style:style style:name="T8" style:family="text">
      <style:text-properties fo:language="fr" fo:country="BE" officeooo:rsid="00236e40" style:font-name-complex="Arial"/>
    </style:style>
    <style:style style:name="T9" style:family="text">
      <style:text-properties fo:language="fr" fo:country="BE" officeooo:rsid="002d22d9" style:font-name-complex="Arial"/>
    </style:style>
    <style:style style:name="T10" style:family="text">
      <style:text-properties fo:language="fr" fo:country="BE" officeooo:rsid="0023e221" style:font-name-complex="Arial"/>
    </style:style>
    <style:style style:name="T11" style:family="text">
      <style:text-properties fo:language="fr" fo:country="BE" fo:background-color="transparent" loext:char-shading-value="0" style:font-name-complex="Arial"/>
    </style:style>
    <style:style style:name="T12" style:family="text">
      <style:text-properties fo:language="fr" fo:country="BE" officeooo:rsid="00236e40" fo:background-color="transparent" loext:char-shading-value="0" style:font-name-complex="Arial"/>
    </style:style>
    <style:style style:name="T13" style:family="text">
      <style:text-properties fo:language="fr" fo:country="BE" officeooo:rsid="002d22d9" fo:background-color="transparent" loext:char-shading-value="0" style:font-name-complex="Arial"/>
    </style:style>
    <style:style style:name="T14" style:family="text">
      <style:text-properties officeooo:rsid="003c96e5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officeooo:rsid="003fc333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"><text:span text:style-name="T1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9"><text:s/></text:span><text:span text:style-name="T18"><text:conditional-text text:condition="ooow:&quot;view.do_mailing()&quot;" text:string-value-if-true="&quot;mailed_data.name1&quot;" text:string-value-if-false="">mailed_data.name1</text:conditional-text></text:span><text:span text:style-name="T19"><text:s/></text:span><text:span text:style-name="T18"><text:conditional-text text:condition="ooow:&quot;view.do_mailing()&quot;" text:string-value-if-true="&quot;mailed_data.name2&quot;" text:string-value-if-false="">mailed_data.name2</text:conditional-text></text:span><text:span text:style-name="T19"><text:line-break/></text:span><text:span text:style-name="T18"><text:conditional-text text:condition="ooow:&quot;view.do_mailing()&quot;" text:string-value-if-true="&quot;mailed_data.street&quot;" text:string-value-if-false="">mailed_data.street</text:conditional-text></text:span><text:span text:style-name="T18">, </text:span><text:span text:style-name="T18"><text:conditional-text text:condition="ooow:&quot;view.do_mailing()&quot;" text:string-value-if-true="&quot;mailed_data.number&quot;" text:string-value-if-false="">mailed_data.number</text:conditional-text></text:span><text:span text:style-name="T19"><text:line-break/></text:span><text:span text:style-name="T18"><text:conditional-text text:condition="ooow:&quot;view.do_mailing()&quot;" text:string-value-if-true="&quot;mailed_data.zipcode&quot;" text:string-value-if-false="">mailed_data.zipcode</text:conditional-text></text:span><text:span text:style-name="T18"> </text:span><text:span text:style-name="T1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9"/>
      <text:p text:style-name="P10">Lettre d'information au demandeur</text:p>
      <text:p text:style-name="P15">Transmis dossier <text:span text:style-name="T20">au SPW ARNE et au SPW TLPE</text:span></text:p>
      <text:p text:style-name="P3"/>
      <text:p text:style-name="P16"/>
      <text:p text:style-name="P16"/>
      <text:p text:style-name="P4"/>
      <text:p text:style-name="P5"><office:annotation><dc:creator>Gauthier Bastien</dc:creator><dc:date>2011-02-16T16:12:24</dc:date><text:p text:style-name="P19"><text:span text:style-name="T24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23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tab/><text:span text:style-name="T17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7">,</text:span></text:p>
      <text:p text:style-name="P4"/>
      <text:p text:style-name="P12"><text:span text:style-name="T8">Nous avons</text:span><text:span text:style-name="T7"> l’honneur de vous informer que votre deman</text:span><text:span text:style-name="T11">de de </text:span><text:span text:style-name="T12">permis unique</text:span><text:span text:style-name="T11"> a été</text:span><text:span text:style-name="T7"> </text:span><text:span text:style-name="T9">transmise le </text:span><text:span text:style-name="T9"><text:text-input text:description="">licence_view.format_date(self.getLastDeposit().getTransmitDate())</text:text-input></text:span><text:span text:style-name="T9"><text:s/>au</text:span><text:span text:style-name="T7"> Fonctionnaire techniq</text:span><text:span text:style-name="T11">ue et </text:span><text:span text:style-name="T13">au </text:span><text:span text:style-name="T11">Fonctionnaire délégué du Service Public de Wallonie.</text:span></text:p>
      <text:p text:style-name="P14"/>
      <text:p text:style-name="P11"><text:span text:style-name="T8">Conformément au Code de l’Environnement et à</text:span><text:span text:style-name="T7"> titre d’information, le Fonctionnaire technique et le Fonctionnaire délégué dispose</text:span><text:span text:style-name="T10">nt</text:span><text:span text:style-name="T7"> d’un délai de 20 jours, à dater du jour ou il</text:span><text:span text:style-name="T10">s</text:span><text:span text:style-name="T7"> reçoi</text:span><text:span text:style-name="T10">ven</text:span><text:span text:style-name="T7">t ladite demande pour statuer sur le caractère de celle-ci :</text:span></text:p>
      <text:p text:style-name="P14"/>
      <text:list xml:id="list1580706199" text:style-name="WW8Num2">
        <text:list-item>
          <text:p text:style-name="P17">soit complète et recevable ;</text:p>
        </text:list-item>
        <text:list-item>
          <text:p text:style-name="P18"><text:span text:style-name="T11">soit incomplète (le Fonctionnaire Technique et le Fonctionnaire délégué vous</text:span><text:span text:style-name="T7"> indiquer</text:span><text:span text:style-name="T10">ont </text:span><text:span text:style-name="T7">les documents manquants à faire parvenir auprès </text:span><text:span text:style-name="T13">de </text:span><text:span text:style-name="T5">ADRESSE</text:span><text:span text:style-name="T6"> </text:span><text:span text:style-name="T13">; l</text:span><text:span text:style-name="T7">e cas échéant, les motifs de son irrecevabilité.</text:span></text:p>
        </text:list-item>
      </text:list>
      <text:p text:style-name="P6"/>
      <text:p text:style-name="P7"><text:tab/><text:span text:style-name="T18">Demeurant à votre disposition, nous vous prions d'agréer, </text:span><text:span text:style-name="T18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8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1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55:30.276335904</dc:date>
    <dc:language>fr-FR</dc:language>
    <meta:editing-cycles>86</meta:editing-cycles>
    <meta:editing-duration>P1DT7H48M4S</meta:editing-duration>
    <meta:document-statistic meta:table-count="1" meta:image-count="0" meta:object-count="0" meta:page-count="1" meta:paragraph-count="17" meta:word-count="183" meta:character-count="1486" meta:non-whitespace-character-count="1339"/>
    <meta:user-defined meta:name="Info 1"/>
    <meta:user-defined meta:name="Info 2"/>
    <meta:user-defined meta:name="Info 3"/>
    <meta:user-defined meta:name="Info 4"/>
  </office:meta>
</office:document-meta>
</file>